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905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905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905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905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905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905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905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905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905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905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905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905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905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905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905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905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905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manda María Machado Sánch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5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3149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inora Del Carmen Machado Monta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31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8.4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1" meta:non-whitespace-character-count="1003"/>
    <meta:template xlink:type="simple" xlink:actuate="onRequest" xlink:title="Normal" xlink:href=""/>
  </office:meta>
</office:document-meta>
</file>